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4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8" style:family="table-cell" style:parent-style-name="Default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7" office:value-type="string">
            <text:p>Build </text:p>
            <text:p/>
            <text:p>(KURT or JEFF)</text:p>
          </table:table-cell>
          <table:table-cell table:style-name="ce7" office:value-type="string">
            <text:p>Info Menu</text:p>
            <text:p/>
            <text:p>(JEFF)</text:p>
          </table:table-cell>
          <table:table-cell table:style-name="ce7" office:value-type="string">
            <text:p>Game</text:p>
            <text:p/>
            <text:p>(KURT)</text:p>
          </table:table-cell>
          <table:table-cell table:style-name="ce7" office:value-type="string">
            <text:p>Other</text:p>
            <text:p/>
            <text:p>(MATT)</text:p>
          </table:table-cell>
          <table:table-cell table:style-name="ce7" office:value-type="string">
            <text:p>Finished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8" office:value-type="string">
            <text:p>Make sure game runs perfectly on demo computers.</text:p>
          </table:table-cell>
          <table:table-cell table:style-name="ce8" office:value-type="string">
            <text:p>Implement remaining game sounds. <text:s/>This task is now maximum priority. (\CardMatchingGame\DesignDocuments\SoundIntegrationList.pdf)</text:p>
            <text:p><text:span text:style-name="T4"/>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Assign texture paths for facts and scales. </text:p>
          </table:table-cell>
          <table:table-cell table:style-name="ce13" office:value-type="string">
            <text:p>Allow for Easy Normal and Hard pictures to represent each level instead of photos on level select.</text:p>
          </table:table-cell>
          <table:table-cell table:style-name="Default"/>
          <table:table-cell table:style-name="ce17"/>
          <table:table-cell table:number-columns-repeated="1016"/>
        </table:table-row>
        <table:table-row table:style-name="ro2">
          <table:table-cell table:style-name="ce3"/>
          <table:table-cell table:style-name="ce9" office:value-type="string">
            <text:p>Add RBI logo to start of app after it says made by unity.(C:\Hunter\Work\CardMatchingGame\Assets\Resources\UI\RhizomeSplashLogo.tga)</text:p>
          </table:table-cell>
          <table:table-cell table:style-name="ce8" office:value-type="string">
            <text:p>Implement button to cycle between facts / distribution / scales. </text:p>
          </table:table-cell>
          <table:table-cell table:style-name="ce9" office:value-type="string">
            <text:p>Add credits page in main settings menu</text:p>
          </table:table-cell>
          <table:table-cell table:style-name="Default"/>
          <table:table-cell table:style-name="ce13" office:value-type="string">
            <text:p>Fix antelope mislabled (may be related to duplicating).</text:p>
          </table:table-cell>
          <table:table-cell table:style-name="Default"/>
          <table:table-cell table:style-name="ce18"/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style-name="ce8" office:value-type="string">
            <text:p>Add "Info Scale Texture" and "Info Distribution Texture" to card defs for antelopes.</text:p>
          </table:table-cell>
          <table:table-cell table:style-name="ce9" office:value-type="string">
            <text:p>Fix brightness of return icon at night. <text:s/>Tried doing it in Unity, but tint affects all times of day.</text:p>
          </table:table-cell>
          <table:table-cell table:style-name="Default"/>
          <table:table-cell table:style-name="ce13" office:value-type="string">
            <text:p>Fix all cards dissapear after clicking to left and right fast. <text:s/>Also sometimes they hang in half rotation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style-name="ce8" office:value-type="string">
            <text:p>Make the info menu display only one row of 4 at a time.</text:p>
          </table:table-cell>
          <table:table-cell table:style-name="ce9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13" office:value-type="string">
            <text:p>Replace health counter UI with images provided.</text:p>
            <text:p/>
            <text:p><text:span text:style-name="T4"/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6"/>
          <table:table-cell table:style-name="Default" table:number-columns-repeated="3"/>
          <table:table-cell table:style-name="ce13" office:value-type="string">
            <text:p>Fix order of antelopes appearing to be alphabetical.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Default" table:number-columns-repeated="3"/>
          <table:table-cell table:style-name="ce13" office:value-type="string">
            <text:p>Set antelopes to switch (for when the player clicks to right or left page)after card is half done rotating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3" office:value-type="string">
            <text:p>Set up an "antelope" sound for missing antelope nam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3"/>
          <table:table-cell/>
          <table:table-cell table:style-name="ce13" office:value-type="string">
            <text:p>Add a new difficulty mode, "Baby"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/>
          <table:table-cell table:style-name="Default" table:number-columns-repeated="2"/>
          <table:table-cell/>
          <table:table-cell table:style-name="ce13" office:value-type="string">
            <text:p>Allow the player to click anywhere on the screen(except for the back button) to see the antelope reer up and hear Davi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8-04">
            <text:p>08/04/18</text:p>
          </table:table-cell>
          <table:table-cell table:style-name="ce11" table:number-columns-repeated="4"/>
          <table:table-cell table:style-name="ce14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Have the "Level script" for lioness be absolute probability rather than based on conservation statu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Fix alignment of info menu last column of cards(It has more empty space than the other columns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Fix back button from playing sound instead of going to previous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Disable antelope name getting spoken again when going to new antelop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Add main settings menu with audio options: voices, music, sfx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Add another card def list just for lioness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Prevent long name from being clipped, like slender horned gazell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8-18">
            <text:p>08/18/18</text:p>
          </table:table-cell>
          <table:table-cell table:style-name="ce11" table:number-columns-repeated="4"/>
          <table:table-cell table:style-name="ce14" office:value-type="string">
            <text:p>P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Default"/>
          <table:table-cell table:style-name="ce15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Default"/>
          <table:table-cell table:style-name="ce15" office:value-type="string">
            <text:p>Card Def <text:s/>"Never Skip" bug. <text:s/>If lioness is lower in the list, the first antelopes in the list are always still picked instea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Matching Lioness(Clicking on 2 lioness) causes the player to imediately lose the match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8-27">
            <text:p>08/27/18</text:p>
          </table:table-cell>
          <table:table-cell table:style-name="ce11" table:number-columns-repeated="4"/>
          <table:table-cell table:style-name="ce14" office:value-type="string">
            <text:p>Replace the layout of the current info page to be like the "InfoPage_DayB.jpg" concept (\CardMatchingGame\DesignDocuments\Concepts\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/>
          <table:table-cell table:style-name="ce15" office:value-type="string">
            <text:p>Instead of male and female cards, just have one to select on the main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/>
          <table:table-cell table:style-name="ce15" office:value-type="string">
            <text:p>Slow down the antelope mismatch wait tim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4"/>
          <table:table-cell table:style-name="ce16"/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9-04">
            <text:p>09/04/18</text:p>
          </table:table-cell>
          <table:table-cell table:style-name="ce11" table:number-columns-repeated="4"/>
          <table:table-cell table:style-name="ce14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Replace gender icon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reate all placeholder distribution map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reate all fact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/>
          <table:table-cell table:style-name="Default"/>
          <table:table-cell table:number-columns-repeated="2"/>
          <table:table-cell table:style-name="ce15" office:value-type="string">
            <text:p>Adjust info sheet to look bett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info button font design to be a blend of Will's 2 images.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Create lock art for cards.</text:p>
          </table:table-cell>
          <table:table-cell table:number-columns-repeated="1018"/>
        </table:table-row>
        <table:table-row table:style-name="ro2">
          <table:table-cell table:style-name="ce4" office:value-type="date" office:date-value="2018-09-11">
            <text:p>09/11/18</text:p>
          </table:table-cell>
          <table:table-cell table:style-name="ce11" table:number-columns-repeated="4"/>
          <table:table-cell table:style-name="ce15" office:value-type="string">
            <text:p>Replace Will's "i" with Will's other "i" in a circle and then move it to the bottom right corner of the screen.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Update sound document with paths.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Main menu graphic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Add bows and remove triangles from gender icons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reate scale charts for each antelope.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table:style-name="Default"/>
          <table:table-cell table:number-columns-repeated="2"/>
          <table:table-cell table:style-name="ce15" office:value-type="string">
            <text:p>Get Logo art ready for splash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Replace missing antelope facts with new facts.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16"/>
          <table:table-cell table:number-columns-repeated="1018"/>
        </table:table-row>
        <table:table-row table:style-name="ro2">
          <table:table-cell table:style-name="ce4" office:value-type="date" office:date-value="2018-09-16">
            <text:p>09/16/18</text:p>
          </table:table-cell>
          <table:table-cell table:style-name="ce11" table:number-columns-repeated="4"/>
          <table:table-cell table:style-name="ce14" office:value-type="string">
            <text:p>Lioness stays after turning over bug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Lioness match wins game instead of losing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<text:span text:style-name="T5">Replace: "button_info_mesh" </text:span><text:span text:style-name="T5">with "InfoIcon.tga" sprite.</text:span></text:p>
            <text:p><text:span text:style-name="T5">Replace: "button_return_mesh" </text:span><text:span text:style-name="T5">with "ReturnIcon.tga" sprite.</text:span></text:p>
            <text:p><text:span text:style-name="T5">Replace: </text:span><text:span text:style-name="T5">"button_direction_mesh_Left" </text:span><text:span text:style-name="T5">with "NextIcon.tga" sprite.</text:span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ogwheel gear icon for settings menu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New Image for the metric scale without antelopes.maasai at 6 feet <text:s/>New Image for the feet scale without antelopes. Reexport all antelope scales without the scale. 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table:style-name="Default"/>
          <table:table-cell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16"/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9/16/2018</text:date>, <text:time>02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9M41S</meta:editing-duration>
    <meta:editing-cycles>72</meta:editing-cycles>
    <meta:generator>OpenOffice/4.1.3$Win32 OpenOffice.org_project/413m1$Build-9783</meta:generator>
    <dc:date>2018-09-16T02:36:40.56</dc:date>
    <dc:creator>Matt Hunter</dc:cre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